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 draw:shadow="visible" draw:shadow-offset-x="0.07cm" draw:shadow-offset-y="0.0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4cm" svg:y1="1.55cm" svg:x2="1.512cm" svg:y2="1.75cm">
          <text:p/>
        </draw:line>
        <draw:line draw:style-name="gr1" draw:text-style-name="P1" draw:layer="layout" svg:x1="1.75cm" svg:y1="0.3cm" svg:x2="1.512cm" svg:y2="1.726cm">
          <text:p/>
        </draw:line>
        <draw:line draw:style-name="gr1" draw:text-style-name="P1" draw:layer="layout" svg:x1="0.812cm" svg:y1="0.25cm" svg:x2="1.75cm" svg:y2="0.325cm">
          <text:p/>
        </draw:line>
        <draw:custom-shape draw:style-name="gr2" draw:text-style-name="P1" draw:layer="layout" svg:width="0.325cm" svg:height="0.325cm" svg:x="1.575cm" svg:y="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1.362cm" svg:y="1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237cm" svg:y1="0.625cm" svg:x2="0.4cm" svg:y2="1.55cm">
          <text:p/>
        </draw:line>
        <draw:line draw:style-name="gr1" draw:text-style-name="P1" draw:layer="layout" svg:x1="0.837cm" svg:y1="0.25cm" svg:x2="0.212cm" svg:y2="0.625cm">
          <text:p/>
        </draw:line>
        <draw:custom-shape draw:style-name="gr2" draw:text-style-name="P1" draw:layer="layout" svg:width="0.325cm" svg:height="0.325cm" svg:x="0.087cm" svg:y="0.4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0.687cm" svg:y="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0.25cm" svg:y="1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0.675cm" svg:y="0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25cm" svg:height="0.325cm" svg:x="1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10-01-19T10:08:46.61</dc:date>
    <meta:editing-duration>PT14H53M43S</meta:editing-duration>
    <meta:editing-cycles>16</meta:editing-cycles>
    <meta:generator>OpenOffice.org/3.1$Win32 OpenOffice.org_project/310m11$Build-9399</meta:generator>
    <dc:creator>sebastian 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